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4.077cm" fo:min-width="6.4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503cm" fo:min-width="6.4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99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ffff" draw:textarea-horizontal-align="justify" draw:textarea-vertical-align="top" draw:auto-grow-height="false" fo:min-height="0.315cm" fo:min-width="5.53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ontainer-1-1">
          <draw:custom-shape draw:style-name="gr1" draw:text-style-name="P2" draw:layer="layout" svg:width="6.033cm" svg:height="3.245cm" svg:x="3.491cm" svg:y="3.105cm">
            <text:p text:style-name="P1"><text:span text:style-name="T1">Email: varchar</text:span></text:p>
            <text:p text:style-name="P1"><text:span text:style-name="T1">Nome: varchar</text:span></text:p>
            <text:p text:style-name="P1"><text:span text:style-name="T1">Senha: varchar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2" draw:layer="layout" svg:width="6.033cm" svg:height="0.565cm" svg:x="3.491cm" svg:y="2.54cm">
            <text:p text:style-name="P1"><text:span text:style-name="T1">Usuári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" draw:text-style-name="P2" xml:id="id1" draw:id="id1" draw:layer="layout" svg:width="6.033cm" svg:height="3.245cm" svg:x="3.491cm" svg:y="3.104cm">
            <text:p text:style-name="P1"><text:span text:style-name="T1">Id: pk</text:span></text:p>
            <text:p text:style-name="P1"><text:span text:style-name="T1">Email: varchar</text:span></text:p>
            <text:p text:style-name="P1"><text:span text:style-name="T1">Nome: varchar</text:span></text:p>
            <text:p text:style-name="P1"><text:span text:style-name="T1">Senha: varchar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4" draw:text-style-name="P2" draw:layer="layout" svg:width="6.033cm" svg:height="0.565cm" svg:x="3.491cm" svg:y="2.539cm">
            <text:p text:style-name="P1"><text:span text:style-name="T1">Usuári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5" draw:text-style-name="P2" xml:id="id3" draw:id="id3" draw:layer="layout" svg:width="6.985cm" svg:height="4.327cm" svg:x="3.174cm" svg:y="9.642cm">
            <text:p text:style-name="P1"><text:span text:style-name="T1">Id:pk</text:span></text:p>
            <text:p text:style-name="P1"><text:span text:style-name="T1">Nome: varchar</text:span></text:p>
            <text:p text:style-name="P1"><text:span text:style-name="T1">Quantidade: int</text:span></text:p>
            <text:p text:style-name="P1"><text:span text:style-name="T1">Cliente: foreign key</text:span></text:p>
            <text:p text:style-name="P1"><text:span text:style-name="T1">Fornecedor: foreign key</text:span></text:p>
            <text:p text:style-name="P1"><text:span text:style-name="T1">Categoria: foreign key</text:span></text:p>
            <text:p text:style-name="P1"><text:span text:style-name="T1">Preco_custo: float</text:span></text:p>
            <text:p text:style-name="P1"><text:span text:style-name="T1">preco_venda: float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6" draw:text-style-name="P2" xml:id="id2" draw:id="id2" draw:layer="layout" svg:width="6.985cm" svg:height="0.753cm" svg:x="3.174cm" svg:y="8.889cm">
            <text:p text:style-name="P1"><text:span text:style-name="T1">Produto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7" draw:text-style-name="P2" xml:id="id5" draw:id="id5" draw:layer="layout" svg:width="6.033cm" svg:height="3.245cm" svg:x="14.921cm" svg:y="3.104cm">
            <text:p text:style-name="P1"><text:span text:style-name="T1">Id: pk</text:span></text:p>
            <text:p text:style-name="P1"><text:span text:style-name="T1">Nome: varchar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" draw:text-style-name="P2" draw:layer="layout" svg:width="6.033cm" svg:height="0.565cm" svg:x="14.921cm" svg:y="2.539cm">
            <text:p text:style-name="P1"><text:span text:style-name="T1">Fornecedo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9" draw:text-style-name="P2" xml:id="id4" draw:id="id4" draw:layer="layout" svg:width="6.033cm" svg:height="3.245cm" svg:x="19.683cm" svg:y="10.406cm">
            <text:p text:style-name="P1"><text:span text:style-name="T1">Id: pk</text:span></text:p>
            <text:p text:style-name="P1"><text:span text:style-name="T1">Nome: varchar</text:span></text:p>
            <text:p text:style-name="P1"><text:span text:style-name="T1"/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0" draw:text-style-name="P2" draw:layer="layout" svg:width="6.033cm" svg:height="0.565cm" svg:x="19.683cm" svg:y="9.841cm">
            <text:p text:style-name="P1"><text:span text:style-name="T1">Categoria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11" draw:text-style-name="P3" draw:layer="layout" svg:x1="6.507cm" svg:y1="6.349cm" svg:x2="6.666cm" svg:y2="8.889cm" draw:start-shape="id1" draw:start-glue-point="2" draw:end-shape="id2" draw:end-glue-point="0" svg:d="M6507 6349v1269h159v1271" svg:viewBox="0 0 160 2541">
            <text:p/>
          </draw:connector>
          <draw:connector draw:style-name="gr12" draw:text-style-name="P3" draw:layer="layout" svg:x1="10.159cm" svg:y1="11.805cm" svg:x2="19.683cm" svg:y2="12.028cm" draw:start-shape="id3" draw:start-glue-point="1" draw:end-shape="id4" draw:end-glue-point="3" svg:d="M10159 11805h4761v223h4763" svg:viewBox="0 0 9525 224">
            <text:p/>
          </draw:connector>
          <draw:connector draw:style-name="gr13" draw:text-style-name="P3" draw:layer="layout" svg:x1="17.937cm" svg:y1="6.349cm" svg:x2="6.666cm" svg:y2="13.969cm" draw:start-shape="id5" draw:start-glue-point="2" draw:end-shape="id3" draw:end-glue-point="2" svg:d="M17937 6349v8134h-11271v-514" svg:viewBox="0 0 11272 8135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1T18:13:57.972300822</meta:creation-date>
    <dc:date>2023-10-22T11:26:45.526063965</dc:date>
    <meta:editing-duration>PT2H49M2S</meta:editing-duration>
    <meta:editing-cycles>5</meta:editing-cycles>
    <meta:generator>LibreOffice/7.3.7.2$Linux_X86_64 LibreOffice_project/30$Build-2</meta:generator>
    <meta:document-statistic meta:object-count="14"/>
  </office:meta>
</office:document-meta>
</file>